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6.971">
            <text:p>6.971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7.70032083624151">
            <text:p>7.7003</text:p>
          </table:table-cell>
          <table:table-cell table:style-name="ce6" office:value-type="float" office:value="60.5">
            <text:p>60.5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66.8296385873779">
            <text:p>66.8296</text:p>
          </table:table-cell>
          <table:table-cell table:style-name="ce6" office:value-type="float" office:value="259.04">
            <text:p>259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86.141315366518">
            <text:p>286.14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6.971">
            <text:p>6.971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7.62408003588268">
            <text:p>7.6241</text:p>
          </table:table-cell>
          <table:table-cell table:style-name="ce7" table:formula="of:=[.V2]" office:value-type="float" office:value="60.5">
            <text:p>60.5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66.1679589974038">
            <text:p>66.1680</text:p>
          </table:table-cell>
          <table:table-cell table:style-name="ce7" table:formula="of:=[.Y2]" office:value-type="float" office:value="259.04">
            <text:p>259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83.308233036157">
            <text:p>283.3082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6.971">
            <text:p>6.971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7.54859409493335">
            <text:p>7.5486</text:p>
          </table:table-cell>
          <table:table-cell table:style-name="ce7" table:formula="of:=[.V3]" office:value-type="float" office:value="60.5">
            <text:p>60.5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65.5128306904989">
            <text:p>65.5128</text:p>
          </table:table-cell>
          <table:table-cell table:style-name="ce7" table:formula="of:=[.Y3]" office:value-type="float" office:value="259.04">
            <text:p>259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80.503201025898">
            <text:p>280.5032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6.971">
            <text:p>6.971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7.47385553953797">
            <text:p>7.4739</text:p>
          </table:table-cell>
          <table:table-cell table:style-name="ce7" table:formula="of:=[.V4]" office:value-type="float" office:value="60.5">
            <text:p>60.5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64.8641888024741">
            <text:p>64.8642</text:p>
          </table:table-cell>
          <table:table-cell table:style-name="ce7" table:formula="of:=[.Y4]" office:value-type="float" office:value="259.04">
            <text:p>259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77.7259416098">
            <text:p>277.725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6.971">
            <text:p>6.971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7.39985696983957">
            <text:p>7.3999</text:p>
          </table:table-cell>
          <table:table-cell table:style-name="ce7" table:formula="of:=[.V5]" office:value-type="float" office:value="60.5">
            <text:p>60.5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64.2219691113605">
            <text:p>64.2220</text:p>
          </table:table-cell>
          <table:table-cell table:style-name="ce7" table:formula="of:=[.Y5]" office:value-type="float" office:value="259.04">
            <text:p>259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74.976179811683">
            <text:p>274.9762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6.971">
            <text:p>6.971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7.3265910592471">
            <text:p>7.3266</text:p>
          </table:table-cell>
          <table:table-cell table:style-name="ce7" table:formula="of:=[.V6]" office:value-type="float" office:value="60.5">
            <text:p>60.5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63.58610803105">
            <text:p>63.5861</text:p>
          </table:table-cell>
          <table:table-cell table:style-name="ce7" table:formula="of:=[.Y6]" office:value-type="float" office:value="259.04">
            <text:p>259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72.253643377904">
            <text:p>272.253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6.971">
            <text:p>6.971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7.25405055371">
            <text:p>7.2541</text:p>
          </table:table-cell>
          <table:table-cell table:style-name="ce7" table:formula="of:=[.V7]" office:value-type="float" office:value="60.5">
            <text:p>60.5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62.956542605">
            <text:p>62.9565</text:p>
          </table:table-cell>
          <table:table-cell table:style-name="ce7" table:formula="of:=[.Y7]" office:value-type="float" office:value="259.04">
            <text:p>259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69.5580627504">
            <text:p>269.5581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6.971">
            <text:p>6.971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182228271">
            <text:p>7.1822</text:p>
          </table:table-cell>
          <table:table-cell table:style-name="ce7" table:formula="of:=[.V8]" office:value-type="float" office:value="60.5">
            <text:p>60.5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62.3332105">
            <text:p>62.3332</text:p>
          </table:table-cell>
          <table:table-cell table:style-name="ce7" table:formula="of:=[.Y8]" office:value-type="float" office:value="259.04">
            <text:p>259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66.88917104">
            <text:p>266.889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6.971">
            <text:p>6.971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1111171">
            <text:p>7.1111</text:p>
          </table:table-cell>
          <table:table-cell table:style-name="ce7" table:formula="of:=[.V9]" office:value-type="float" office:value="60.5">
            <text:p>60.5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61.71605">
            <text:p>61.7161</text:p>
          </table:table-cell>
          <table:table-cell table:style-name="ce7" table:formula="of:=[.Y9]" office:value-type="float" office:value="259.04">
            <text:p>259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64.246704">
            <text:p>264.2467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6.971">
            <text:p>6.971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04071">
            <text:p>7.0407</text:p>
          </table:table-cell>
          <table:table-cell table:style-name="ce7" table:formula="of:=[.V10]" office:value-type="float" office:value="60.5">
            <text:p>60.5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61.105">
            <text:p>61.1050</text:p>
          </table:table-cell>
          <table:table-cell table:style-name="ce7" table:formula="of:=[.Y10]" office:value-type="float" office:value="259.04">
            <text:p>259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61.6304">
            <text:p>261.63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6.971">
            <text:p>6.971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6.971">
            <text:p>6.9710</text:p>
          </table:table-cell>
          <table:table-cell table:style-name="ce7" table:formula="of:=[.V11]" office:value-type="float" office:value="60.5">
            <text:p>60.5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60.5">
            <text:p>60.5000</text:p>
          </table:table-cell>
          <table:table-cell table:style-name="ce7" table:formula="of:=[.Y11]" office:value-type="float" office:value="259.04">
            <text:p>259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59.04">
            <text:p>259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6.971">
            <text:p>6.971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6.9019801980198">
            <text:p>6.9020</text:p>
          </table:table-cell>
          <table:table-cell table:style-name="ce7" table:formula="of:=[.V12]" office:value-type="float" office:value="60.5">
            <text:p>60.5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59.9009900990099">
            <text:p>59.9010</text:p>
          </table:table-cell>
          <table:table-cell table:style-name="ce7" table:formula="of:=[.Y12]" office:value-type="float" office:value="259.04">
            <text:p>259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56.475247524752">
            <text:p>256.4752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6.971">
            <text:p>6.971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6.83364376041565">
            <text:p>6.8336</text:p>
          </table:table-cell>
          <table:table-cell table:style-name="ce7" table:formula="of:=[.V13]" office:value-type="float" office:value="60.5">
            <text:p>60.5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59.3079109891187">
            <text:p>59.3079</text:p>
          </table:table-cell>
          <table:table-cell table:style-name="ce7" table:formula="of:=[.Y13]" office:value-type="float" office:value="259.04">
            <text:p>259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53.935888638369">
            <text:p>253.9359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6.971">
            <text:p>6.971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6.76598392120361">
            <text:p>6.7660</text:p>
          </table:table-cell>
          <table:table-cell table:style-name="ce7" table:formula="of:=[.V14]" office:value-type="float" office:value="60.5">
            <text:p>60.5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58.7207039496225">
            <text:p>58.7207</text:p>
          </table:table-cell>
          <table:table-cell table:style-name="ce7" table:formula="of:=[.Y14]" office:value-type="float" office:value="259.04">
            <text:p>259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51.421671919177">
            <text:p>251.421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6.971">
            <text:p>6.971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6.69899398138971">
            <text:p>6.6990</text:p>
          </table:table-cell>
          <table:table-cell table:style-name="ce7" table:formula="of:=[.V15]" office:value-type="float" office:value="60.5">
            <text:p>60.5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58.1393108412104">
            <text:p>58.1393</text:p>
          </table:table-cell>
          <table:table-cell table:style-name="ce7" table:formula="of:=[.Y15]" office:value-type="float" office:value="259.04">
            <text:p>259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48.932348434829">
            <text:p>248.9323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6.971">
            <text:p>6.971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6.63266730830665">
            <text:p>6.6327</text:p>
          </table:table-cell>
          <table:table-cell table:style-name="ce7" table:formula="of:=[.V16]" office:value-type="float" office:value="60.5">
            <text:p>60.5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57.5636741002083">
            <text:p>57.5637</text:p>
          </table:table-cell>
          <table:table-cell table:style-name="ce7" table:formula="of:=[.Y16]" office:value-type="float" office:value="259.04">
            <text:p>259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46.467671717652">
            <text:p>246.4677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6.971">
            <text:p>6.971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6.56699733495708">
            <text:p>6.5670</text:p>
          </table:table-cell>
          <table:table-cell table:style-name="ce7" table:formula="of:=[.V17]" office:value-type="float" office:value="60.5">
            <text:p>60.5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56.9937367328795">
            <text:p>56.9937</text:p>
          </table:table-cell>
          <table:table-cell table:style-name="ce7" table:formula="of:=[.Y17]" office:value-type="float" office:value="259.04">
            <text:p>259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44.02739774025">
            <text:p>244.0274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6.971">
            <text:p>6.971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6.50197755936344">
            <text:p>6.5020</text:p>
          </table:table-cell>
          <table:table-cell table:style-name="ce7" table:formula="of:=[.V18]" office:value-type="float" office:value="60.5">
            <text:p>60.5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56.4294423097817">
            <text:p>56.4294</text:p>
          </table:table-cell>
          <table:table-cell table:style-name="ce7" table:formula="of:=[.Y18]" office:value-type="float" office:value="259.04">
            <text:p>259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41.611284891336">
            <text:p>241.6113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6.971">
            <text:p>6.971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6.4376015439242">
            <text:p>6.4376</text:p>
          </table:table-cell>
          <table:table-cell table:style-name="ce7" table:formula="of:=[.V19]" office:value-type="float" office:value="60.5">
            <text:p>60.5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55.8707349601799">
            <text:p>55.8707</text:p>
          </table:table-cell>
          <table:table-cell table:style-name="ce7" table:formula="of:=[.Y19]" office:value-type="float" office:value="259.04">
            <text:p>259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39.219093951818">
            <text:p>239.219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6.971">
            <text:p>6.971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6.37386291477644">
            <text:p>6.3739</text:p>
          </table:table-cell>
          <table:table-cell table:style-name="ce7" table:formula="of:=[.V20]" office:value-type="float" office:value="60.5">
            <text:p>60.5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55.3175593665147">
            <text:p>55.3176</text:p>
          </table:table-cell>
          <table:table-cell table:style-name="ce7" table:formula="of:=[.Y20]" office:value-type="float" office:value="259.04">
            <text:p>259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36.850588071107">
            <text:p>236.8506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6.971">
            <text:p>6.971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31075536116479">
            <text:p>6.3108</text:p>
          </table:table-cell>
          <table:table-cell table:style-name="ce7" table:formula="of:=[.V21]" office:value-type="float" office:value="60.5">
            <text:p>60.5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54.7698607589255">
            <text:p>54.7699</text:p>
          </table:table-cell>
          <table:table-cell table:style-name="ce7" table:formula="of:=[.Y21]" office:value-type="float" office:value="259.04">
            <text:p>259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234.50553274367">
            <text:p>234.50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973143550989">
            <text:p>1.3697</text:p>
          </table:table-cell>
          <table:table-cell table:style-name="ce6" office:value-type="float" office:value="1.322">
            <text:p>1.32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46031044979361">
            <text:p>1.4603</text:p>
          </table:table-cell>
          <table:table-cell table:style-name="ce6" office:value-type="float" office:value="1.536">
            <text:p>1.536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69669958463161">
            <text:p>1.696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616973812861">
            <text:p>1.3562</text:p>
          </table:table-cell>
          <table:table-cell table:style-name="ce7" table:formula="of:=[.V25]" office:value-type="float" office:value="1.322">
            <text:p>1.32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44585193048873">
            <text:p>1.4459</text:p>
          </table:table-cell>
          <table:table-cell table:style-name="ce7" table:formula="of:=[.Y25]" office:value-type="float" office:value="1.536">
            <text:p>1.536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67990057884318">
            <text:p>1.6799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4274231497882">
            <text:p>1.3427</text:p>
          </table:table-cell>
          <table:table-cell table:style-name="ce7" table:formula="of:=[.V26]" office:value-type="float" office:value="1.322">
            <text:p>1.32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43153656484032">
            <text:p>1.4315</text:p>
          </table:table-cell>
          <table:table-cell table:style-name="ce7" table:formula="of:=[.Y26]" office:value-type="float" office:value="1.536">
            <text:p>1.536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66326789984473">
            <text:p>1.663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944783661269">
            <text:p>1.3294</text:p>
          </table:table-cell>
          <table:table-cell table:style-name="ce7" table:formula="of:=[.V27]" office:value-type="float" office:value="1.322">
            <text:p>1.32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41736293548547">
            <text:p>1.4174</text:p>
          </table:table-cell>
          <table:table-cell table:style-name="ce7" table:formula="of:=[.Y27]" office:value-type="float" office:value="1.536">
            <text:p>1.536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64679990083637">
            <text:p>1.646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628498674524">
            <text:p>1.3163</text:p>
          </table:table-cell>
          <table:table-cell table:style-name="ce7" table:formula="of:=[.V28]" office:value-type="float" office:value="1.322">
            <text:p>1.32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40332963909452">
            <text:p>1.4033</text:p>
          </table:table-cell>
          <table:table-cell table:style-name="ce7" table:formula="of:=[.Y28]" office:value-type="float" office:value="1.536">
            <text:p>1.536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63049495132314">
            <text:p>1.6305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24">
            <text:p>1.24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03252462124">
            <text:p>1.3033</text:p>
          </table:table-cell>
          <table:table-cell table:style-name="ce7" table:formula="of:=[.V29]" office:value-type="float" office:value="1.322">
            <text:p>1.32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894352862322">
            <text:p>1.3894</text:p>
          </table:table-cell>
          <table:table-cell table:style-name="ce7" table:formula="of:=[.Y29]" office:value-type="float" office:value="1.536">
            <text:p>1.536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6143514369536">
            <text:p>1.6144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903489724">
            <text:p>1.2903</text:p>
          </table:table-cell>
          <table:table-cell table:style-name="ce7" table:formula="of:=[.V30]" office:value-type="float" office:value="1.322">
            <text:p>1.32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7567850122">
            <text:p>1.3757</text:p>
          </table:table-cell>
          <table:table-cell table:style-name="ce7" table:formula="of:=[.Y30]" office:value-type="float" office:value="1.536">
            <text:p>1.536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59836775936">
            <text:p>1.598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757324">
            <text:p>1.2776</text:p>
          </table:table-cell>
          <table:table-cell table:style-name="ce7" table:formula="of:=[.V31]" office:value-type="float" office:value="1.322">
            <text:p>1.32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362057922">
            <text:p>1.3621</text:p>
          </table:table-cell>
          <table:table-cell table:style-name="ce7" table:formula="of:=[.Y31]" office:value-type="float" office:value="1.536">
            <text:p>1.536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582542336">
            <text:p>1.582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4924">
            <text:p>1.2649</text:p>
          </table:table-cell>
          <table:table-cell table:style-name="ce7" table:formula="of:=[.V32]" office:value-type="float" office:value="1.322">
            <text:p>1.32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3485722">
            <text:p>1.3486</text:p>
          </table:table-cell>
          <table:table-cell table:style-name="ce7" table:formula="of:=[.Y32]" office:value-type="float" office:value="1.536">
            <text:p>1.536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5668736">
            <text:p>1.566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524">
            <text:p>1.2524</text:p>
          </table:table-cell>
          <table:table-cell table:style-name="ce7" table:formula="of:=[.V33]" office:value-type="float" office:value="1.322">
            <text:p>1.32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33522">
            <text:p>1.3352</text:p>
          </table:table-cell>
          <table:table-cell table:style-name="ce7" table:formula="of:=[.Y33]" office:value-type="float" office:value="1.536">
            <text:p>1.536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55136">
            <text:p>1.5514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24">
            <text:p>1.24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4">
            <text:p>1.2400</text:p>
          </table:table-cell>
          <table:table-cell table:style-name="ce7" table:formula="of:=[.V34]" office:value-type="float" office:value="1.322">
            <text:p>1.32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322">
            <text:p>1.3220</text:p>
          </table:table-cell>
          <table:table-cell table:style-name="ce7" table:formula="of:=[.Y34]" office:value-type="float" office:value="1.536">
            <text:p>1.536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536">
            <text:p>1.536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24">
            <text:p>1.24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772277227723">
            <text:p>1.2277</text:p>
          </table:table-cell>
          <table:table-cell table:style-name="ce7" table:formula="of:=[.V35]" office:value-type="float" office:value="1.322">
            <text:p>1.322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30891089108911">
            <text:p>1.3089</text:p>
          </table:table-cell>
          <table:table-cell table:style-name="ce7" table:formula="of:=[.Y35]" office:value-type="float" office:value="1.536">
            <text:p>1.536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52079207920792">
            <text:p>1.5208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24">
            <text:p>1.24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556710126458">
            <text:p>1.2156</text:p>
          </table:table-cell>
          <table:table-cell table:style-name="ce7" table:formula="of:=[.V36]" office:value-type="float" office:value="1.322">
            <text:p>1.322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9595137731595">
            <text:p>1.2960</text:p>
          </table:table-cell>
          <table:table-cell table:style-name="ce7" table:formula="of:=[.Y36]" office:value-type="float" office:value="1.536">
            <text:p>1.536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50573473188903">
            <text:p>1.5057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0353178343028">
            <text:p>1.2035</text:p>
          </table:table-cell>
          <table:table-cell table:style-name="ce7" table:formula="of:=[.V37]" office:value-type="float" office:value="1.322">
            <text:p>1.32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8312017556035">
            <text:p>1.2831</text:p>
          </table:table-cell>
          <table:table-cell table:style-name="ce7" table:formula="of:=[.Y37]" office:value-type="float" office:value="1.536">
            <text:p>1.536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49082646721686">
            <text:p>1.4908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9161562715869">
            <text:p>1.1916</text:p>
          </table:table-cell>
          <table:table-cell table:style-name="ce7" table:formula="of:=[.V38]" office:value-type="float" office:value="1.322">
            <text:p>1.32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7041601540628">
            <text:p>1.2704</text:p>
          </table:table-cell>
          <table:table-cell table:style-name="ce7" table:formula="of:=[.Y38]" office:value-type="float" office:value="1.536">
            <text:p>1.536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47606580912561">
            <text:p>1.4761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24">
            <text:p>1.24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981745263237">
            <text:p>1.1798</text:p>
          </table:table-cell>
          <table:table-cell table:style-name="ce7" table:formula="of:=[.V39]" office:value-type="float" office:value="1.322">
            <text:p>1.32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25783763901612">
            <text:p>1.2578</text:p>
          </table:table-cell>
          <table:table-cell table:style-name="ce7" table:formula="of:=[.Y39]" office:value-type="float" office:value="1.536">
            <text:p>1.536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46145129616397">
            <text:p>1.4615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813609171522">
            <text:p>1.1681</text:p>
          </table:table-cell>
          <table:table-cell table:style-name="ce7" table:formula="of:=[.V40]" office:value-type="float" office:value="1.322">
            <text:p>1.32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24538380100606">
            <text:p>1.2454</text:p>
          </table:table-cell>
          <table:table-cell table:style-name="ce7" table:formula="of:=[.Y40]" office:value-type="float" office:value="1.536">
            <text:p>1.536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44698148135046">
            <text:p>1.4470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657038783685">
            <text:p>1.1566</text:p>
          </table:table-cell>
          <table:table-cell table:style-name="ce7" table:formula="of:=[.V41]" office:value-type="float" office:value="1.322">
            <text:p>1.32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23305326832283">
            <text:p>1.2331</text:p>
          </table:table-cell>
          <table:table-cell table:style-name="ce7" table:formula="of:=[.Y41]" office:value-type="float" office:value="1.536">
            <text:p>1.536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43265493203016">
            <text:p>1.4327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511919587807">
            <text:p>1.1451</text:p>
          </table:table-cell>
          <table:table-cell table:style-name="ce7" table:formula="of:=[.V42]" office:value-type="float" office:value="1.322">
            <text:p>1.32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22084482012162">
            <text:p>1.2208</text:p>
          </table:table-cell>
          <table:table-cell table:style-name="ce7" table:formula="of:=[.Y42]" office:value-type="float" office:value="1.536">
            <text:p>1.536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41847022973283">
            <text:p>1.418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378138205749">
            <text:p>1.1338</text:p>
          </table:table-cell>
          <table:table-cell table:style-name="ce7" table:formula="of:=[.V43]" office:value-type="float" office:value="1.322">
            <text:p>1.32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20875724764517">
            <text:p>1.2088</text:p>
          </table:table-cell>
          <table:table-cell table:style-name="ce7" table:formula="of:=[.Y43]" office:value-type="float" office:value="1.536">
            <text:p>1.536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40442597003251">
            <text:p>1.4044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225558238193">
            <text:p>1.1226</text:p>
          </table:table-cell>
          <table:table-cell table:style-name="ce7" table:formula="of:=[.V44]" office:value-type="float" office:value="1.322">
            <text:p>1.32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9678935410412">
            <text:p>1.1968</text:p>
          </table:table-cell>
          <table:table-cell table:style-name="ce7" table:formula="of:=[.Y44]" office:value-type="float" office:value="1.536">
            <text:p>1.536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39052076240842">
            <text:p>1.390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817243">
            <text:p>817243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324347">
            <text:p>2324347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263">
            <text:p>1.26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9513774439435">
            <text:p>1.395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263">
            <text:p>1.26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8132449940035">
            <text:p>1.381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263">
            <text:p>1.26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6764801920827">
            <text:p>1.3676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263">
            <text:p>1.26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35410694971115">
            <text:p>1.354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263">
            <text:p>1.26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4069995020906">
            <text:p>1.340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263">
            <text:p>1.26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3274256932763">
            <text:p>1.3274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263">
            <text:p>1.26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31428286463">
            <text:p>1.3143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263">
            <text:p>1.26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301270163">
            <text:p>1.3013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263">
            <text:p>1.26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883863">
            <text:p>1.2884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263">
            <text:p>1.26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7563">
            <text:p>1.2756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263">
            <text:p>1.26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63">
            <text:p>1.263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263">
            <text:p>1.263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25049504950495">
            <text:p>1.250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263">
            <text:p>1.263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3811391040094">
            <text:p>1.23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263">
            <text:p>1.26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22585535683262">
            <text:p>1.225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263">
            <text:p>1.26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2137181750818">
            <text:p>1.2137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263">
            <text:p>1.26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20170116344732">
            <text:p>1.2017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263">
            <text:p>1.26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8980313212606">
            <text:p>1.1898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263">
            <text:p>1.26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7802290309511">
            <text:p>1.1780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263">
            <text:p>1.26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6635930999516">
            <text:p>1.1664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263">
            <text:p>1.26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15481119801501">
            <text:p>1.1548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263">
            <text:p>1.26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4337742377724">
            <text:p>1.143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2015／06／10</text:date>, <text:time>15:02:3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10T15:02:31.61</dc:date>
    <meta:editing-duration>P47DT13H31M44S</meta:editing-duration>
    <meta:editing-cycles>164</meta:editing-cycles>
    <meta:generator>OpenOffice/4.1.1$Win32 OpenOffice.org_project/411m6$Build-9775</meta:generator>
    <meta:document-statistic meta:table-count="9" meta:cell-count="4913" meta:object-count="0"/>
  </office:meta>
</office:document-meta>
</file>